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bb7f6" officeooo:paragraph-rsid="000bb7f6" style:font-size-asian="11pt" style:font-size-complex="11pt"/>
    </style:style>
    <style:style style:name="P2" style:family="paragraph" style:parent-style-name="Standard">
      <style:text-properties fo:font-size="11pt" fo:font-weight="bold" officeooo:rsid="000bb7f6" officeooo:paragraph-rsid="000bb7f6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italic" officeooo:rsid="000bb7f6" officeooo:paragraph-rsid="000bb7f6" style:font-size-asian="11pt" style:font-style-asian="italic" style:font-size-complex="11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1) letsgo</text:p>
      <text:p text:style-name="P2">startups</text:p>
      <text:p text:style-name="P2">business</text:p>
      <text:p text:style-name="P2">leadership</text:p>
      <text:p text:style-name="P2"/>
      <text:p text:style-name="P1">sound effects: track-size decrease progressively during all the scenes from 3 to 0.01</text:p>
      <text:p text:style-name="P1">radius: from 100 to 500</text:p>
      <text:p text:style-name="P1">hue color music: 0 to 3</text:p>
      <text:p text:style-name="P1">radius music: 0 to 100</text:p>
      <text:p text:style-name="P1"/>
      <text:p text:style-name="P1">each scene begins with a photography that is used as a basis for the scene (and drawing is made above)</text:p>
      <text:p text:style-name="P1"/>
      <text:p text:style-name="P1">buildings crowd of workers or demnstrations</text:p>
      <text:p text:style-name="P1">looking upwards</text:p>
      <text:p text:style-name="P1"/>
      <text:p text:style-name="P2">(2) success</text:p>
      <text:p text:style-name="P2">life</text:p>
      <text:p text:style-name="P2">love</text:p>
      <text:p text:style-name="P2">photooftheday</text:p>
      <text:p text:style-name="P2"/>
      <text:p text:style-name="P1"/>
      <text:p text:style-name="P3">nothing</text:p>
      <text:p text:style-name="P1"/>
      <text:p text:style-name="P1"/>
      <text:p text:style-name="P2">(3) photo</text:p>
      <text:p text:style-name="P2">photography</text:p>
      <text:p text:style-name="P2">travel</text:p>
      <text:p text:style-name="P2">cellphone</text:p>
      <text:p text:style-name="P2"/>
      <text:p text:style-name="P1">huge camera</text:p>
      <text:p text:style-name="P1">just an eye of the ape visible inside</text:p>
      <text:p text:style-name="P1"/>
      <text:p text:style-name="P1"/>
      <text:p text:style-name="P2">(4) deal</text:p>
      <text:p text:style-name="P2">mobile</text:p>
      <text:p text:style-name="P2">apple</text:p>
      <text:p text:style-name="P2">phone</text:p>
      <text:p text:style-name="P2"/>
      <text:p text:style-name="P1"/>
      <text:p text:style-name="P3">nothing</text:p>
      <text:p text:style-name="P1"/>
      <text:p text:style-name="P1"/>
      <text:p text:style-name="P2">(5) freepalestine</text:p>
      <text:p text:style-name="P2">israel</text:p>
      <text:p text:style-name="P2">gaza</text:p>
      <text:p text:style-name="P2">palestine</text:p>
      <text:p text:style-name="P2"/>
      <text:p text:style-name="P1"/>
      <text:p text:style-name="P1">face behind the interstice</text:p>
      <text:p text:style-name="P1">interstice between two walls</text:p>
      <text:p text:style-name="P1">frontier / border</text:p>
      <text:p text:style-name="P1">terrain vague</text:p>
      <text:p text:style-name="P1">walking</text:p>
      <text:p text:style-name="P1"/>
      <text:p text:style-name="P1"/>
      <text:p text:style-name="P1"/>
      <text:p text:style-name="P2">(6) IDF</text:p>
      <text:p text:style-name="P2">gbagbo</text:p>
      <text:p text:style-name="P2">quenelle</text:p>
      <text:p text:style-name="P2">UOIF</text:p>
      <text:p text:style-name="P1"/>
      <text:p text:style-name="P1">sound effects: micro-offets increase progressively during the last 12 scenes</text:p>
      <text:p text:style-name="P1"/>
      <text:p text:style-name="P1">the wall continues in perspective and the view begins to be more from above</text:p>
      <text:p text:style-name="P1">it looks like a frontier</text:p>
      <text:p text:style-name="P1">crowds on each side</text:p>
      <text:p text:style-name="P1">watchtowers or minarets?</text:p>
      <text:p text:style-name="P1"/>
      <text:p text:style-name="P1"/>
      <text:p text:style-name="P1"/>
      <text:p text:style-name="P2">(7) islamistes</text:p>
      <text:p text:style-name="P2">armee</text:p>
      <text:p text:style-name="P2">bouchart</text:p>
      <text:p text:style-name="P2">desplanques</text:p>
      <text:p text:style-name="P1"/>
      <text:p text:style-name="P1">sound effects: micro-offets increase progressively during the last 12 scenes</text:p>
      <text:p text:style-name="P1"/>
      <text:p text:style-name="P3">nothing</text:p>
      <text:p text:style-name="P1"/>
      <text:p text:style-name="P1"/>
      <text:p text:style-name="P1"/>
      <text:p text:style-name="P2">(8) piquemal</text:p>
      <text:p text:style-name="P2">calais</text:p>
      <text:p text:style-name="P2">france</text:p>
      <text:p text:style-name="P2">stateofemergency</text:p>
      <text:p text:style-name="P1"/>
      <text:p text:style-name="P1">sound effects: micro-offets increase progressively during the last 12 scenes</text:p>
      <text:p text:style-name="P1">character: disoriented - comes close to camera</text:p>
      <text:p text:style-name="P1"/>
      <text:p text:style-name="P1">inverted village</text:p>
      <text:p text:style-name="P1">people falling downwards</text:p>
      <text:p text:style-name="P1">ape collects them on his arms (glowing) -&gt; in the end he is the only visible (video on first layer and decay of upper layer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6:41:07.390000000</meta:creation-date>
    <dc:date>2016-02-15T16:43:01.202000000</dc:date>
    <meta:editing-duration>PT1M55S</meta:editing-duration>
    <meta:editing-cycles>1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60" meta:word-count="217" meta:character-count="1319" meta:non-whitespace-character-count="1162"/>
  </office:meta>
</office:document-meta>
</file>